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put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]*2" office:value-type="float" office:value="96" calcext:value-type="float">
            <text:p>96</text:p>
          </table:table-cell>
          <table:table-cell table:formula="of:=[.B2]*[.B3]" office:value-type="float" office:value="4608" calcext:value-type="float">
            <text:p>4608</text:p>
          </table:table-cell>
          <table:table-cell office:value-type="string" calcext:value-type="string">
            <text:p>number of hidden layer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96" office:value-type="float" office:value="96" calcext:value-type="float">
            <text:p>96</text:p>
          </table:table-cell>
          <table:table-cell table:formula="of:=[.B3]*[.B4]" office:value-type="float" office:value="9216" calcext:value-type="float">
            <text:p>921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96" office:value-type="float" office:value="96" calcext:value-type="float">
            <text:p>96</text:p>
          </table:table-cell>
          <table:table-cell table:formula="of:=[.B4]*[.B5]" office:value-type="float" office:value="9216" calcext:value-type="float">
            <text:p>9216</text:p>
          </table:table-cell>
          <table:table-cell office:value-type="string" calcext:value-type="string">
            <text:p>scaling factor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96" office:value-type="float" office:value="96" calcext:value-type="float">
            <text:p>96</text:p>
          </table:table-cell>
          <table:table-cell table:formula="of:=[.B5]*[.B6]" office:value-type="float" office:value="9216" calcext:value-type="float">
            <text:p>921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96" office:value-type="float" office:value="96" calcext:value-type="float">
            <text:p>96</text:p>
          </table:table-cell>
          <table:table-cell table:formula="of:=[.B6]*[.B7]" office:value-type="float" office:value="9216" calcext:value-type="float">
            <text:p>9216</text:p>
          </table:table-cell>
          <table:table-cell office:value-type="string" calcext:value-type="string">
            <text:p>number of connections</text:p>
          </table:table-cell>
          <table:table-cell table:formula="of:=[.C34]" office:value-type="float" office:value="272160" calcext:value-type="float">
            <text:p>2721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96" office:value-type="float" office:value="96" calcext:value-type="float">
            <text:p>96</text:p>
          </table:table-cell>
          <table:table-cell table:formula="of:=[.B7]*[.B8]" office:value-type="float" office:value="9216" calcext:value-type="float">
            <text:p>921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96" office:value-type="float" office:value="96" calcext:value-type="float">
            <text:p>96</text:p>
          </table:table-cell>
          <table:table-cell table:formula="of:=[.B8]*[.B9]" office:value-type="float" office:value="9216" calcext:value-type="float">
            <text:p>9216</text:p>
          </table:table-cell>
          <table:table-cell office:value-type="string" calcext:value-type="string">
            <text:p>input layers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96" office:value-type="float" office:value="96" calcext:value-type="float">
            <text:p>96</text:p>
          </table:table-cell>
          <table:table-cell table:formula="of:=[.B9]*[.B10]" office:value-type="float" office:value="9216" calcext:value-type="float">
            <text:p>921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96" office:value-type="float" office:value="96" calcext:value-type="float">
            <text:p>96</text:p>
          </table:table-cell>
          <table:table-cell table:formula="of:=[.B10]*[.B11]" office:value-type="float" office:value="9216" calcext:value-type="float">
            <text:p>9216</text:p>
          </table:table-cell>
          <table:table-cell office:value-type="string" calcext:value-type="string">
            <text:p>output layer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96" office:value-type="float" office:value="96" calcext:value-type="float">
            <text:p>96</text:p>
          </table:table-cell>
          <table:table-cell table:formula="of:=[.B11]*[.B12]" office:value-type="float" office:value="9216" calcext:value-type="float">
            <text:p>921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96" office:value-type="float" office:value="96" calcext:value-type="float">
            <text:p>96</text:p>
          </table:table-cell>
          <table:table-cell table:formula="of:=[.B12]*[.B13]" office:value-type="float" office:value="9216" calcext:value-type="float">
            <text:p>921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96" office:value-type="float" office:value="96" calcext:value-type="float">
            <text:p>96</text:p>
          </table:table-cell>
          <table:table-cell table:formula="of:=[.B13]*[.B14]" office:value-type="float" office:value="9216" calcext:value-type="float">
            <text:p>921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96" office:value-type="float" office:value="96" calcext:value-type="float">
            <text:p>96</text:p>
          </table:table-cell>
          <table:table-cell table:formula="of:=[.B14]*[.B15]" office:value-type="float" office:value="9216" calcext:value-type="float">
            <text:p>9216</text:p>
          </table:table-cell>
          <table:table-cell/>
          <table:table-cell table:formula="of:=[.B2]*[.B3]+[.B3]*[.B4]+[.B5]*[.B6]+[.B7]*[.B6]+[.B7]*[.B8]+[.B8]*[.B9]+[.B9]*[.B10]+[.B10]*[.B11]+[.B11]*[.B12]+[.B12]*[.B13]+[.B13]*[.B14]+[.B14]*[.B15]+[.B15]*[.B16]+[.B16]*[.B17]" office:value-type="float" office:value="124416" calcext:value-type="float">
            <text:p>1244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96" office:value-type="float" office:value="96" calcext:value-type="float">
            <text:p>96</text:p>
          </table:table-cell>
          <table:table-cell table:formula="of:=[.B15]*[.B16]" office:value-type="float" office:value="9216" calcext:value-type="float">
            <text:p>921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96" office:value-type="float" office:value="96" calcext:value-type="float">
            <text:p>96</text:p>
          </table:table-cell>
          <table:table-cell table:formula="of:=[.B16]*[.B17]" office:value-type="float" office:value="9216" calcext:value-type="float">
            <text:p>921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96" office:value-type="float" office:value="96" calcext:value-type="float">
            <text:p>96</text:p>
          </table:table-cell>
          <table:table-cell table:formula="of:=[.B17]*[.B18]" office:value-type="float" office:value="9216" calcext:value-type="float">
            <text:p>92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96" office:value-type="float" office:value="96" calcext:value-type="float">
            <text:p>96</text:p>
          </table:table-cell>
          <table:table-cell table:formula="of:=[.B18]*[.B19]" office:value-type="float" office:value="9216" calcext:value-type="float">
            <text:p>921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96" office:value-type="float" office:value="96" calcext:value-type="float">
            <text:p>96</text:p>
          </table:table-cell>
          <table:table-cell table:formula="of:=[.B19]*[.B20]" office:value-type="float" office:value="9216" calcext:value-type="float">
            <text:p>921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96" office:value-type="float" office:value="96" calcext:value-type="float">
            <text:p>96</text:p>
          </table:table-cell>
          <table:table-cell table:formula="of:=[.B20]*[.B21]" office:value-type="float" office:value="9216" calcext:value-type="float">
            <text:p>921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96" office:value-type="float" office:value="96" calcext:value-type="float">
            <text:p>96</text:p>
          </table:table-cell>
          <table:table-cell table:formula="of:=[.B21]*[.B22]" office:value-type="float" office:value="9216" calcext:value-type="float">
            <text:p>921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96" office:value-type="float" office:value="96" calcext:value-type="float">
            <text:p>96</text:p>
          </table:table-cell>
          <table:table-cell table:formula="of:=[.B22]*[.B23]" office:value-type="float" office:value="9216" calcext:value-type="float">
            <text:p>921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96" office:value-type="float" office:value="96" calcext:value-type="float">
            <text:p>96</text:p>
          </table:table-cell>
          <table:table-cell table:formula="of:=[.B23]*[.B24]" office:value-type="float" office:value="9216" calcext:value-type="float">
            <text:p>921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96" office:value-type="float" office:value="96" calcext:value-type="float">
            <text:p>96</text:p>
          </table:table-cell>
          <table:table-cell table:formula="of:=[.B24]*[.B25]" office:value-type="float" office:value="9216" calcext:value-type="float">
            <text:p>921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96" office:value-type="float" office:value="96" calcext:value-type="float">
            <text:p>96</text:p>
          </table:table-cell>
          <table:table-cell table:formula="of:=[.B25]*[.B26]" office:value-type="float" office:value="9216" calcext:value-type="float">
            <text:p>921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96" office:value-type="float" office:value="96" calcext:value-type="float">
            <text:p>96</text:p>
          </table:table-cell>
          <table:table-cell table:formula="of:=[.B26]*[.B27]" office:value-type="float" office:value="9216" calcext:value-type="float">
            <text:p>9216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96" office:value-type="float" office:value="96" calcext:value-type="float">
            <text:p>96</text:p>
          </table:table-cell>
          <table:table-cell table:formula="of:=[.B27]*[.B28]" office:value-type="float" office:value="9216" calcext:value-type="float">
            <text:p>921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96" office:value-type="float" office:value="96" calcext:value-type="float">
            <text:p>96</text:p>
          </table:table-cell>
          <table:table-cell table:formula="of:=[.B28]*[.B29]" office:value-type="float" office:value="9216" calcext:value-type="float">
            <text:p>9216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96" office:value-type="float" office:value="96" calcext:value-type="float">
            <text:p>96</text:p>
          </table:table-cell>
          <table:table-cell table:formula="of:=[.B29]*[.B30]" office:value-type="float" office:value="9216" calcext:value-type="float">
            <text:p>9216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96" office:value-type="float" office:value="96" calcext:value-type="float">
            <text:p>96</text:p>
          </table:table-cell>
          <table:table-cell table:formula="of:=[.B30]*[.B31]" office:value-type="float" office:value="9216" calcext:value-type="float">
            <text:p>921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96" office:value-type="float" office:value="96" calcext:value-type="float">
            <text:p>96</text:p>
          </table:table-cell>
          <table:table-cell table:formula="of:=[.B31]*[.B32]" office:value-type="float" office:value="9216" calcext:value-type="float">
            <text:p>9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put</text:p>
          </table:table-cell>
          <table:table-cell office:value-type="float" office:value="3" calcext:value-type="float">
            <text:p>3</text:p>
          </table:table-cell>
          <table:table-cell table:formula="of:=[.B32]*[.B33]"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C3:.C33])" office:value-type="float" office:value="272160" calcext:value-type="float">
            <text:p>27216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9">00.00.0000</text:date>, <text:time style:data-style-name="N2" text:time-value="13:23:21.2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3.2$Windows_X86_64 LibreOffice_project/86daf60bf00efa86ad547e59e09d6bb77c699acb</meta:generator>
    <dc:date>2021-10-09T23:14:57.985000000</dc:date>
    <meta:editing-duration>PT50M33S</meta:editing-duration>
    <meta:editing-cycles>2</meta:editing-cycles>
    <meta:document-statistic meta:table-count="1" meta:cell-count="107" meta:object-count="0"/>
  </office:meta>
</office:document-meta>
</file>